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7]-[.F1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8]-[.F1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NF 13274 - mens. 07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9]-[.F1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9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1:42:04.477309300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1:42:04.483639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9-01T11:42:21.519210500</dc:date>
    <dc:language>pt-PT</dc:language>
    <meta:editing-cycles>598</meta:editing-cycles>
    <meta:editing-duration>PT15H44M30S</meta:editing-duration>
    <meta:document-statistic meta:table-count="1" meta:cell-count="136" meta:object-count="0"/>
    <meta:user-defined meta:name="Info 0"/>
    <meta:user-defined meta:name="Info 1"/>
    <meta:user-defined meta:name="Info 2"/>
    <meta:user-defined meta:name="Info 3"/>
  </office:meta>
</office:document-meta>
</file>